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792cm" style:rel-column-width="10763*"/>
    </style:style>
    <style:style style:name="Table1.B" style:family="table-column">
      <style:table-column-properties style:column-width="2.618cm" style:rel-column-width="10090*"/>
    </style:style>
    <style:style style:name="Table1.C" style:family="table-column">
      <style:table-column-properties style:column-width="7.34cm" style:rel-column-width="28293*"/>
    </style:style>
    <style:style style:name="Table1.D" style:family="table-column">
      <style:table-column-properties style:column-width="4.251cm" style:rel-column-width="16389*"/>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0pt" officeooo:rsid="00181e89" officeooo:paragraph-rsid="00181e89" style:font-size-asian="10pt" style:font-size-complex="10pt"/>
    </style:style>
    <style:style style:name="P2" style:family="paragraph" style:parent-style-name="Footer">
      <style:text-properties fo:font-size="10pt" officeooo:rsid="001f5ab2" officeooo:paragraph-rsid="001f5ab2" style:font-size-asian="10pt" style:font-size-complex="10pt"/>
    </style:style>
    <style:style style:name="P3" style:family="paragraph" style:parent-style-name="Header">
      <style:text-properties fo:font-size="10pt" officeooo:rsid="001e94be" officeooo:paragraph-rsid="001e94be" style:font-size-asian="10pt" style:font-size-complex="10pt"/>
    </style:style>
    <style:style style:name="P4" style:family="paragraph" style:parent-style-name="Heading">
      <style:paragraph-properties fo:text-align="center" style:justify-single-word="false"/>
      <style:text-properties fo:font-size="20pt" style:font-size-asian="20pt" style:font-size-complex="20pt"/>
    </style:style>
    <style:style style:name="P5" style:family="paragraph" style:parent-style-name="Standard">
      <style:text-properties officeooo:rsid="001382b0" officeooo:paragraph-rsid="001382b0"/>
    </style:style>
    <style:style style:name="P6" style:family="paragraph" style:parent-style-name="Standard">
      <style:paragraph-properties fo:text-align="center" style:justify-single-word="false"/>
      <style:text-properties officeooo:rsid="001382b0" officeooo:paragraph-rsid="001382b0"/>
    </style:style>
    <style:style style:name="P7" style:family="paragraph" style:parent-style-name="Standard">
      <style:paragraph-properties fo:text-align="center" style:justify-single-word="false"/>
      <style:text-properties fo:font-size="32pt" officeooo:rsid="001382b0" officeooo:paragraph-rsid="00171668" style:font-size-asian="32pt" style:font-size-complex="32pt"/>
    </style:style>
    <style:style style:name="P8" style:family="paragraph" style:parent-style-name="Standard">
      <style:paragraph-properties fo:text-align="center" style:justify-single-word="false"/>
      <style:text-properties fo:font-size="32pt" officeooo:rsid="001382b0" officeooo:paragraph-rsid="001382b0" style:font-size-asian="32pt" style:font-size-complex="32pt"/>
    </style:style>
    <style:style style:name="P9" style:family="paragraph" style:parent-style-name="Standard">
      <style:paragraph-properties fo:text-align="center" style:justify-single-word="false"/>
      <style:text-properties fo:font-size="14pt" officeooo:rsid="001382b0" officeooo:paragraph-rsid="001382b0" style:font-size-asian="14pt" style:font-size-complex="14pt"/>
    </style:style>
    <style:style style:name="P10" style:family="paragraph" style:parent-style-name="Standard">
      <style:text-properties officeooo:rsid="002d6d47" officeooo:paragraph-rsid="002d6d47"/>
    </style:style>
    <style:style style:name="P11" style:family="paragraph" style:parent-style-name="Standard">
      <style:text-properties fo:font-size="18pt" officeooo:rsid="002d6d47" officeooo:paragraph-rsid="002d6d47"/>
    </style:style>
    <style:style style:name="P12" style:family="paragraph" style:parent-style-name="Standard">
      <style:text-properties officeooo:rsid="003e3cd1" officeooo:paragraph-rsid="001382b0"/>
    </style:style>
    <style:style style:name="P13" style:family="paragraph" style:parent-style-name="Text_20_body">
      <style:text-properties officeooo:rsid="0025bbed" officeooo:paragraph-rsid="0025bbed"/>
    </style:style>
    <style:style style:name="P14" style:family="paragraph" style:parent-style-name="Text_20_body">
      <style:text-properties officeooo:rsid="0026a242" officeooo:paragraph-rsid="0026a242"/>
    </style:style>
    <style:style style:name="P15" style:family="paragraph" style:parent-style-name="Text_20_body">
      <style:text-properties officeooo:rsid="00296990" officeooo:paragraph-rsid="00296990"/>
    </style:style>
    <style:style style:name="P16" style:family="paragraph" style:parent-style-name="Text_20_body">
      <style:text-properties officeooo:rsid="0030b475" officeooo:paragraph-rsid="0030b475"/>
    </style:style>
    <style:style style:name="P17" style:family="paragraph" style:parent-style-name="Text_20_body">
      <style:text-properties officeooo:rsid="0031be9d" officeooo:paragraph-rsid="0031be9d"/>
    </style:style>
    <style:style style:name="P18" style:family="paragraph" style:parent-style-name="Text_20_body">
      <style:text-properties officeooo:rsid="0033dcab" officeooo:paragraph-rsid="0033dcab"/>
    </style:style>
    <style:style style:name="P19" style:family="paragraph" style:parent-style-name="Text_20_body">
      <style:text-properties officeooo:rsid="00356a6f" officeooo:paragraph-rsid="00356a6f"/>
    </style:style>
    <style:style style:name="P20" style:family="paragraph" style:parent-style-name="Text_20_body">
      <style:text-properties officeooo:rsid="003b8b0d" officeooo:paragraph-rsid="003b8b0d"/>
    </style:style>
    <style:style style:name="P21" style:family="paragraph" style:parent-style-name="Text_20_body">
      <style:text-properties officeooo:rsid="00402535" officeooo:paragraph-rsid="00402535"/>
    </style:style>
    <style:style style:name="P22" style:family="paragraph" style:parent-style-name="Text_20_body">
      <style:text-properties officeooo:rsid="00493af0" officeooo:paragraph-rsid="00493af0"/>
    </style:style>
    <style:style style:name="P23" style:family="paragraph" style:parent-style-name="Text_20_body">
      <style:text-properties officeooo:rsid="0043664d" officeooo:paragraph-rsid="0043664d"/>
    </style:style>
    <style:style style:name="P24" style:family="paragraph" style:parent-style-name="Table_20_Contents">
      <style:text-properties officeooo:rsid="002d6d47" officeooo:paragraph-rsid="002d6d47"/>
    </style:style>
    <style:style style:name="P25" style:family="paragraph" style:parent-style-name="Table_20_Contents">
      <style:text-properties fo:font-weight="bold" officeooo:rsid="002d6d47" officeooo:paragraph-rsid="002d6d47" style:font-weight-asian="bold" style:font-weight-complex="bold"/>
    </style:style>
    <style:style style:name="P26" style:family="paragraph" style:parent-style-name="Standard">
      <style:paragraph-properties fo:break-before="page"/>
      <style:text-properties fo:font-size="18pt" officeooo:rsid="002d6d47" officeooo:paragraph-rsid="002d6d47"/>
    </style:style>
    <style:style style:name="P27" style:family="paragraph" style:parent-style-name="Standard" style:master-page-name="First_20_Page">
      <style:paragraph-properties style:page-number="auto"/>
      <style:text-properties officeooo:rsid="001382b0" officeooo:paragraph-rsid="001382b0"/>
    </style:style>
    <style:style style:name="P28" style:family="paragraph" style:parent-style-name="Standard" style:master-page-name="Early-Section">
      <style:paragraph-properties style:page-number="auto"/>
      <style:text-properties officeooo:rsid="001819c5" officeooo:paragraph-rsid="00246ae9"/>
    </style:style>
    <style:style style:name="P29" style:family="paragraph" style:parent-style-name="Standard">
      <style:text-properties officeooo:rsid="001382b0" officeooo:paragraph-rsid="001382b0"/>
    </style:style>
    <style:style style:name="P30" style:family="paragraph" style:parent-style-name="Text_20_body" style:list-style-name="L1">
      <style:text-properties officeooo:rsid="0028dca2" officeooo:paragraph-rsid="0028dca2"/>
    </style:style>
    <style:style style:name="P31" style:family="paragraph" style:parent-style-name="Text_20_body" style:list-style-name="L1">
      <style:text-properties officeooo:rsid="00296990" officeooo:paragraph-rsid="00296990"/>
    </style:style>
    <style:style style:name="P32" style:family="paragraph" style:parent-style-name="Text_20_body" style:list-style-name="L2">
      <style:text-properties officeooo:rsid="00296990" officeooo:paragraph-rsid="00296990"/>
    </style:style>
    <style:style style:name="P33" style:family="paragraph" style:parent-style-name="Text_20_body" style:list-style-name="L1">
      <style:text-properties officeooo:rsid="002a1abd" officeooo:paragraph-rsid="002a1abd"/>
    </style:style>
    <style:style style:name="P34" style:family="paragraph" style:parent-style-name="Text_20_body" style:list-style-name="L1">
      <style:text-properties officeooo:rsid="004cadab" officeooo:paragraph-rsid="004cadab"/>
    </style:style>
    <style:style style:name="P35" style:family="paragraph" style:parent-style-name="Text_20_body" style:list-style-name="L2">
      <style:text-properties officeooo:rsid="00325d43" officeooo:paragraph-rsid="00325d43"/>
    </style:style>
    <style:style style:name="P36" style:family="paragraph" style:parent-style-name="Text_20_body" style:list-style-name="L3">
      <style:text-properties officeooo:rsid="0026a242" officeooo:paragraph-rsid="004eb2da"/>
    </style:style>
    <style:style style:name="P37" style:family="paragraph" style:parent-style-name="Text_20_body" style:list-style-name="L3">
      <style:text-properties officeooo:rsid="004eb2da" officeooo:paragraph-rsid="004eb2da"/>
    </style:style>
    <style:style style:name="P38" style:family="paragraph" style:parent-style-name="Text_20_body" style:list-style-name="L4">
      <style:text-properties officeooo:rsid="0031be9d" officeooo:paragraph-rsid="0031be9d"/>
    </style:style>
    <style:style style:name="P39" style:family="paragraph" style:parent-style-name="Text_20_body" style:list-style-name="L4">
      <style:text-properties officeooo:rsid="0031e67b" officeooo:paragraph-rsid="0031e67b"/>
    </style:style>
    <style:style style:name="P40" style:family="paragraph" style:parent-style-name="Text_20_body">
      <style:text-properties officeooo:rsid="0031e67b" officeooo:paragraph-rsid="0031e67b"/>
    </style:style>
    <style:style style:name="P41" style:family="paragraph" style:parent-style-name="Text_20_body" style:list-style-name="L4">
      <style:text-properties officeooo:rsid="0033a3b5" officeooo:paragraph-rsid="0033a3b5"/>
    </style:style>
    <style:style style:name="P42" style:family="paragraph" style:parent-style-name="Text_20_body" style:list-style-name="L5">
      <style:text-properties officeooo:rsid="0033dcab" officeooo:paragraph-rsid="0033dcab"/>
    </style:style>
    <style:style style:name="P43" style:family="paragraph" style:parent-style-name="Text_20_body" style:list-style-name="L6">
      <style:text-properties officeooo:rsid="003831b1" officeooo:paragraph-rsid="003831b1"/>
    </style:style>
    <style:style style:name="P44" style:family="paragraph" style:parent-style-name="Text_20_body" style:list-style-name="L6">
      <style:text-properties officeooo:rsid="0044a6e4" officeooo:paragraph-rsid="0044a6e4"/>
    </style:style>
    <style:style style:name="P45" style:family="paragraph" style:parent-style-name="Text_20_body" style:list-style-name="L7">
      <style:text-properties officeooo:rsid="0036728a" officeooo:paragraph-rsid="0036728a"/>
    </style:style>
    <style:style style:name="P46" style:family="paragraph" style:parent-style-name="Text_20_body" style:list-style-name="L8">
      <style:text-properties officeooo:rsid="0039d9f5" officeooo:paragraph-rsid="0039d9f5"/>
    </style:style>
    <style:style style:name="P47" style:family="paragraph" style:parent-style-name="Text_20_body" style:list-style-name="L9">
      <style:text-properties officeooo:rsid="003ab66a" officeooo:paragraph-rsid="003ab66a"/>
    </style:style>
    <style:style style:name="P48" style:family="paragraph" style:parent-style-name="Text_20_body" style:list-style-name="L10">
      <style:text-properties officeooo:rsid="003c45fd" officeooo:paragraph-rsid="003c45fd"/>
    </style:style>
    <style:style style:name="P49" style:family="paragraph" style:parent-style-name="Text_20_body" style:list-style-name="L10">
      <style:text-properties officeooo:rsid="003c60a3" officeooo:paragraph-rsid="003c60a3"/>
    </style:style>
    <style:style style:name="P50" style:family="paragraph" style:parent-style-name="Text_20_body" style:list-style-name="L11">
      <style:text-properties officeooo:rsid="0043664d" officeooo:paragraph-rsid="0043664d"/>
    </style:style>
    <style:style style:name="P51" style:family="paragraph" style:parent-style-name="Text_20_body" style:list-style-name="L11">
      <style:text-properties officeooo:rsid="005809ca" officeooo:paragraph-rsid="005809ca"/>
    </style:style>
    <style:style style:name="P52" style:family="paragraph" style:parent-style-name="Text_20_body" style:list-style-name="L13">
      <style:text-properties officeooo:rsid="00455f7e" officeooo:paragraph-rsid="00455f7e"/>
    </style:style>
    <style:style style:name="P53" style:family="paragraph" style:parent-style-name="Text_20_body">
      <style:text-properties officeooo:rsid="0060d1bc" officeooo:paragraph-rsid="0060d1bc"/>
    </style:style>
    <style:style style:name="P54" style:family="paragraph" style:parent-style-name="Text_20_body">
      <style:text-properties officeooo:rsid="00623e96" officeooo:paragraph-rsid="00623e96"/>
    </style:style>
    <style:style style:name="P55" style:family="paragraph" style:parent-style-name="Text_20_body">
      <style:text-properties officeooo:paragraph-rsid="005c128c"/>
    </style:style>
    <style:style style:name="P56" style:family="paragraph" style:parent-style-name="Text_20_body">
      <style:text-properties officeooo:rsid="00840759" officeooo:paragraph-rsid="00840759"/>
    </style:style>
    <style:style style:name="P57" style:family="paragraph" style:parent-style-name="Text_20_body">
      <style:text-properties officeooo:rsid="008867c4" officeooo:paragraph-rsid="008867c4"/>
    </style:style>
    <style:style style:name="P58" style:family="paragraph" style:parent-style-name="Text_20_body">
      <style:text-properties officeooo:paragraph-rsid="008867c4"/>
    </style:style>
    <style:style style:name="P59" style:family="paragraph" style:parent-style-name="Text_20_body">
      <style:text-properties officeooo:rsid="008a0991" officeooo:paragraph-rsid="008a0991"/>
    </style:style>
    <style:style style:name="P60" style:family="paragraph" style:parent-style-name="Text_20_body">
      <style:text-properties officeooo:paragraph-rsid="008a0991"/>
    </style:style>
    <style:style style:name="P61" style:family="paragraph" style:parent-style-name="Text_20_body">
      <style:text-properties officeooo:rsid="008b352a" officeooo:paragraph-rsid="008b352a"/>
    </style:style>
    <style:style style:name="P62" style:family="paragraph" style:parent-style-name="Text_20_body">
      <style:text-properties officeooo:paragraph-rsid="008b352a"/>
    </style:style>
    <style:style style:name="P63" style:family="paragraph" style:parent-style-name="Text_20_body">
      <style:text-properties officeooo:rsid="008d9f78" officeooo:paragraph-rsid="008d9f78"/>
    </style:style>
    <style:style style:name="P64" style:family="paragraph" style:parent-style-name="Text_20_body">
      <style:text-properties officeooo:rsid="00904d5e" officeooo:paragraph-rsid="00904d5e"/>
    </style:style>
    <style:style style:name="P65" style:family="paragraph" style:parent-style-name="Text_20_body">
      <style:text-properties officeooo:rsid="0091ab01" officeooo:paragraph-rsid="0091ab01"/>
    </style:style>
    <style:style style:name="P66" style:family="paragraph" style:parent-style-name="Text_20_body">
      <style:text-properties officeooo:rsid="0092965a" officeooo:paragraph-rsid="0092965a"/>
    </style:style>
    <style:style style:name="P67" style:family="paragraph" style:parent-style-name="Text_20_body">
      <style:text-properties officeooo:rsid="00936a44" officeooo:paragraph-rsid="00936a44"/>
    </style:style>
    <style:style style:name="P68" style:family="paragraph" style:parent-style-name="Text_20_body">
      <style:text-properties officeooo:rsid="00966982" officeooo:paragraph-rsid="00966982"/>
    </style:style>
    <style:style style:name="P69" style:family="paragraph" style:parent-style-name="Text_20_body">
      <style:text-properties officeooo:rsid="0098ec04" officeooo:paragraph-rsid="0098ec04"/>
    </style:style>
    <style:style style:name="P70" style:family="paragraph" style:parent-style-name="Text_20_body">
      <style:text-properties officeooo:paragraph-rsid="009f2baa"/>
    </style:style>
    <style:style style:name="P71" style:family="paragraph" style:parent-style-name="Text_20_body">
      <style:text-properties officeooo:rsid="00a094a3" officeooo:paragraph-rsid="00a094a3"/>
    </style:style>
    <style:style style:name="P72" style:family="paragraph" style:parent-style-name="Text_20_body">
      <style:text-properties officeooo:paragraph-rsid="00a1f861"/>
    </style:style>
    <style:style style:name="P73" style:family="paragraph" style:parent-style-name="Text_20_body">
      <style:text-properties officeooo:rsid="00a4bbfe" officeooo:paragraph-rsid="00a4bbfe"/>
    </style:style>
    <style:style style:name="P74" style:family="paragraph" style:parent-style-name="Text_20_body">
      <style:text-properties officeooo:paragraph-rsid="00a6d2d5"/>
    </style:style>
    <style:style style:name="P75" style:family="paragraph" style:parent-style-name="Text_20_body">
      <style:text-properties officeooo:rsid="00a86410" officeooo:paragraph-rsid="00a86410"/>
    </style:style>
    <style:style style:name="P76" style:family="paragraph" style:parent-style-name="Text_20_body">
      <style:text-properties officeooo:paragraph-rsid="00ab0b72"/>
    </style:style>
    <style:style style:name="P77" style:family="paragraph" style:parent-style-name="Text_20_body">
      <style:text-properties officeooo:rsid="00ab3f71" officeooo:paragraph-rsid="00ab3f71"/>
    </style:style>
    <style:style style:name="P78" style:family="paragraph" style:parent-style-name="Text_20_body">
      <style:text-properties officeooo:rsid="00ab8c4f" officeooo:paragraph-rsid="00ab8c4f"/>
    </style:style>
    <style:style style:name="P79" style:family="paragraph" style:parent-style-name="Text_20_body">
      <style:text-properties officeooo:rsid="00ad6199" officeooo:paragraph-rsid="00ad6199"/>
    </style:style>
    <style:style style:name="P80" style:family="paragraph" style:parent-style-name="Text_20_body">
      <style:text-properties officeooo:rsid="00b0e88e" officeooo:paragraph-rsid="00b0e88e"/>
    </style:style>
    <style:style style:name="P81" style:family="paragraph" style:parent-style-name="Text_20_body">
      <style:text-properties officeooo:rsid="00b3b110" officeooo:paragraph-rsid="00b3b110"/>
    </style:style>
    <style:style style:name="P82" style:family="paragraph" style:parent-style-name="Text_20_body">
      <style:text-properties officeooo:rsid="00ba884e" officeooo:paragraph-rsid="00ba884e"/>
    </style:style>
    <style:style style:name="P83" style:family="paragraph" style:parent-style-name="Text_20_body">
      <style:text-properties officeooo:paragraph-rsid="00bc6ca1"/>
    </style:style>
    <style:style style:name="P84" style:family="paragraph" style:parent-style-name="Text_20_body">
      <style:text-properties officeooo:rsid="00c0136f" officeooo:paragraph-rsid="00c0136f"/>
    </style:style>
    <style:style style:name="P85" style:family="paragraph" style:parent-style-name="Text_20_body">
      <style:text-properties officeooo:rsid="00c1e9ef" officeooo:paragraph-rsid="00c1e9ef"/>
    </style:style>
    <style:style style:name="P86" style:family="paragraph" style:parent-style-name="Text_20_body">
      <style:text-properties officeooo:rsid="00c34528" officeooo:paragraph-rsid="00c34528"/>
    </style:style>
    <style:style style:name="P87" style:family="paragraph" style:parent-style-name="Heading_20_1">
      <style:text-properties officeooo:paragraph-rsid="002d6d47"/>
    </style:style>
    <style:style style:name="P88" style:family="paragraph" style:parent-style-name="Heading_20_1">
      <style:text-properties officeooo:paragraph-rsid="0084187a"/>
    </style:style>
    <style:style style:name="P89" style:family="paragraph" style:parent-style-name="Heading_20_1" style:master-page-name="Main-Content">
      <style:paragraph-properties style:page-number="1"/>
    </style:style>
    <style:style style:name="P90" style:family="paragraph" style:parent-style-name="Contents_20_1">
      <style:paragraph-properties>
        <style:tab-stops>
          <style:tab-stop style:position="17cm" style:type="right" style:leader-style="dotted" style:leader-text="."/>
        </style:tab-stops>
      </style:paragraph-properties>
    </style:style>
    <style:style style:name="P91" style:family="paragraph" style:parent-style-name="Contents_20_2">
      <style:paragraph-properties>
        <style:tab-stops>
          <style:tab-stop style:position="16.501cm" style:type="right" style:leader-style="dotted" style:leader-text="."/>
        </style:tab-stops>
      </style:paragraph-properties>
    </style:style>
    <style:style style:name="P92" style:family="paragraph" style:parent-style-name="Heading_20_2">
      <style:text-properties officeooo:rsid="002fd33d" officeooo:paragraph-rsid="002fd33d"/>
    </style:style>
    <style:style style:name="P93" style:family="paragraph" style:parent-style-name="Heading_20_2">
      <style:text-properties officeooo:paragraph-rsid="009e28f3"/>
    </style:style>
    <style:style style:name="P94" style:family="paragraph" style:parent-style-name="Table_20_Contents">
      <style:text-properties officeooo:rsid="006e6e6a" officeooo:paragraph-rsid="006e6e6a"/>
    </style:style>
    <style:style style:name="P95" style:family="paragraph" style:parent-style-name="Heading_20_3">
      <style:text-properties officeooo:paragraph-rsid="008867c4"/>
    </style:style>
    <style:style style:name="P96" style:family="paragraph" style:parent-style-name="Heading_20_3">
      <style:text-properties officeooo:paragraph-rsid="009e28f3"/>
    </style:style>
    <style:style style:name="P97"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25bbed"/>
    </style:style>
    <style:style style:name="T2" style:family="text">
      <style:text-properties officeooo:rsid="001382b0"/>
    </style:style>
    <style:style style:name="T3" style:family="text">
      <style:text-properties officeooo:rsid="0026a242"/>
    </style:style>
    <style:style style:name="T4" style:family="text">
      <style:text-properties officeooo:rsid="002725d6"/>
    </style:style>
    <style:style style:name="T5" style:family="text">
      <style:text-properties officeooo:rsid="00296990"/>
    </style:style>
    <style:style style:name="T6" style:family="text">
      <style:text-properties officeooo:rsid="002bb891"/>
    </style:style>
    <style:style style:name="T7" style:family="text">
      <style:text-properties officeooo:rsid="002d6d47"/>
    </style:style>
    <style:style style:name="T8" style:family="text">
      <style:text-properties officeooo:rsid="00325d43"/>
    </style:style>
    <style:style style:name="T9" style:family="text">
      <style:text-properties officeooo:rsid="0033a3b5"/>
    </style:style>
    <style:style style:name="T10" style:family="text">
      <style:text-properties officeooo:rsid="004d5650"/>
    </style:style>
    <style:style style:name="T11" style:family="text">
      <style:text-properties officeooo:rsid="004e1eab"/>
    </style:style>
    <style:style style:name="T12" style:family="text">
      <style:text-properties officeooo:rsid="004eb2da"/>
    </style:style>
    <style:style style:name="T13" style:family="text">
      <style:text-properties officeooo:rsid="00531c68"/>
    </style:style>
    <style:style style:name="T14" style:family="text">
      <style:text-properties officeooo:rsid="00546cb6"/>
    </style:style>
    <style:style style:name="T15" style:family="text">
      <style:text-properties officeooo:rsid="0054aa9f"/>
    </style:style>
    <style:style style:name="T16" style:family="text">
      <style:text-properties officeooo:rsid="0056121f"/>
    </style:style>
    <style:style style:name="T17" style:family="text">
      <style:text-properties officeooo:rsid="0057f15e"/>
    </style:style>
    <style:style style:name="T18" style:family="text">
      <style:text-properties officeooo:rsid="005863dd"/>
    </style:style>
    <style:style style:name="T19" style:family="text">
      <style:text-properties officeooo:rsid="00591bbf"/>
    </style:style>
    <style:style style:name="T20" style:family="text">
      <style:text-properties officeooo:rsid="005c128c"/>
    </style:style>
    <style:style style:name="T21" style:family="text">
      <style:text-properties officeooo:rsid="005f623b"/>
    </style:style>
    <style:style style:name="T22" style:family="text">
      <style:text-properties officeooo:rsid="00623e96"/>
    </style:style>
    <style:style style:name="T23" style:family="text">
      <style:text-properties officeooo:rsid="0030b475"/>
    </style:style>
    <style:style style:name="T24" style:family="text">
      <style:text-properties officeooo:rsid="006401e2"/>
    </style:style>
    <style:style style:name="T25" style:family="text">
      <style:text-properties officeooo:rsid="0064fc54"/>
    </style:style>
    <style:style style:name="T26" style:family="text">
      <style:text-properties officeooo:rsid="0065909f"/>
    </style:style>
    <style:style style:name="T27" style:family="text">
      <style:text-properties officeooo:rsid="006821a2"/>
    </style:style>
    <style:style style:name="T28" style:family="text">
      <style:text-properties officeooo:rsid="0068ad4b"/>
    </style:style>
    <style:style style:name="T29" style:family="text">
      <style:text-properties officeooo:rsid="006e6e6a"/>
    </style:style>
    <style:style style:name="T30" style:family="text">
      <style:text-properties officeooo:rsid="0085a668"/>
    </style:style>
    <style:style style:name="T31" style:family="text">
      <style:text-properties officeooo:rsid="008867c4"/>
    </style:style>
    <style:style style:name="T32" style:family="text">
      <style:text-properties officeooo:rsid="00896ead"/>
    </style:style>
    <style:style style:name="T33" style:family="text">
      <style:text-properties officeooo:rsid="008a0991"/>
    </style:style>
    <style:style style:name="T34" style:family="text">
      <style:text-properties officeooo:rsid="008b352a"/>
    </style:style>
    <style:style style:name="T35" style:family="text">
      <style:text-properties officeooo:rsid="008edb21"/>
    </style:style>
    <style:style style:name="T36" style:family="text">
      <style:text-properties officeooo:rsid="00908c87"/>
    </style:style>
    <style:style style:name="T37" style:family="text">
      <style:text-properties officeooo:rsid="0091ab01"/>
    </style:style>
    <style:style style:name="T38" style:family="text">
      <style:text-properties officeooo:rsid="0094df12"/>
    </style:style>
    <style:style style:name="T39" style:family="text">
      <style:text-properties officeooo:rsid="009a74bb"/>
    </style:style>
    <style:style style:name="T40" style:family="text">
      <style:text-properties officeooo:rsid="009bb474"/>
    </style:style>
    <style:style style:name="T41" style:family="text">
      <style:text-properties officeooo:rsid="00a1f861"/>
    </style:style>
    <style:style style:name="T42" style:family="text">
      <style:text-properties officeooo:rsid="00a4bbfe"/>
    </style:style>
    <style:style style:name="T43" style:family="text">
      <style:text-properties officeooo:rsid="00a4e80b"/>
    </style:style>
    <style:style style:name="T44" style:family="text">
      <style:text-properties officeooo:rsid="00a86410"/>
    </style:style>
    <style:style style:name="T45" style:family="text">
      <style:text-properties officeooo:rsid="00a94a1a"/>
    </style:style>
    <style:style style:name="T46" style:family="text">
      <style:text-properties officeooo:rsid="00ad6199"/>
    </style:style>
    <style:style style:name="T47" style:family="text">
      <style:text-properties officeooo:rsid="00b3b110"/>
    </style:style>
    <style:style style:name="T48" style:family="text">
      <style:text-properties officeooo:rsid="00b56a43"/>
    </style:style>
    <style:style style:name="T49" style:family="text">
      <style:text-properties officeooo:rsid="00b6ce40"/>
    </style:style>
    <style:style style:name="T50" style:family="text">
      <style:text-properties officeooo:rsid="00ba884e"/>
    </style:style>
    <style:style style:name="T51" style:family="text">
      <style:text-properties officeooo:rsid="00c3f475"/>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7">Software Requirements </text:p>
      <text:p text:style-name="P7">Specification </text:p>
      <text:p text:style-name="P6"/>
      <text:p text:style-name="P4">for </text:p>
      <text:p text:style-name="P6"/>
      <text:p text:style-name="P8">Portea <text:span text:style-name="T21">Communications Platform</text:span> </text:p>
      <text:p text:style-name="P6"/>
      <text:p text:style-name="P9"/>
      <text:p text:style-name="P9"/>
      <text:p text:style-name="P9"/>
      <text:p text:style-name="P9"/>
      <text:p text:style-name="P9"/>
      <text:p text:style-name="P9"/>
      <text:p text:style-name="P9"/>
      <text:p text:style-name="P9"/>
      <text:p text:style-name="P9"/>
      <text:p text:style-name="P9"/>
      <text:p text:style-name="P9">Version 0.<text:span text:style-name="T29">2</text:span> </text:p>
      <text:p text:style-name="P9"/>
      <text:p text:style-name="P9">Prepared by <text:span text:style-name="T7">Ravi K Sinha</text:span></text:p>
      <text:p text:style-name="P9"/>
      <text:p text:style-name="P9">Portea Medical </text:p>
      <text:p text:style-name="P6"/>
      <text:p text:style-name="P5"/>
      <text:p text:style-name="P5"/>
      <text:p text:style-name="P2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90"><text:a xlink:type="simple" xlink:href="#__RefHeading__599_193287170" text:style-name="Index_20_Link" text:visited-style-name="Index_20_Link">1 Introduction<text:tab/>1</text:a></text:p>
          <text:p text:style-name="P91"><text:a xlink:type="simple" xlink:href="#__RefHeading__376_193287170" text:style-name="Index_20_Link" text:visited-style-name="Index_20_Link">1.1 Purpose<text:tab/>1</text:a></text:p>
          <text:p text:style-name="P91"><text:a xlink:type="simple" xlink:href="#__RefHeading__378_193287170" text:style-name="Index_20_Link" text:visited-style-name="Index_20_Link">1.2 Scope<text:tab/>1</text:a></text:p>
          <text:p text:style-name="P91"><text:a xlink:type="simple" xlink:href="#__RefHeading__380_193287170" text:style-name="Index_20_Link" text:visited-style-name="Index_20_Link">1.3 References<text:tab/>1</text:a></text:p>
          <text:p text:style-name="P90"><text:a xlink:type="simple" xlink:href="#__RefHeading__151_193287170" text:style-name="Index_20_Link" text:visited-style-name="Index_20_Link">2 Overall Description<text:tab/>2</text:a></text:p>
          <text:p text:style-name="P91"><text:a xlink:type="simple" xlink:href="#__RefHeading__793_193287170" text:style-name="Index_20_Link" text:visited-style-name="Index_20_Link">2.1 Product Perspective<text:tab/>2</text:a></text:p>
          <text:p text:style-name="P91"><text:a xlink:type="simple" xlink:href="#__RefHeading__382_193287170" text:style-name="Index_20_Link" text:visited-style-name="Index_20_Link">2.2 Product Functions<text:tab/>2</text:a></text:p>
          <text:p text:style-name="P91"><text:a xlink:type="simple" xlink:href="#__RefHeading__384_193287170" text:style-name="Index_20_Link" text:visited-style-name="Index_20_Link">2.3 User classes and characteristics<text:tab/>3</text:a></text:p>
          <text:p text:style-name="P91"><text:a xlink:type="simple" xlink:href="#__RefHeading__386_193287170" text:style-name="Index_20_Link" text:visited-style-name="Index_20_Link">2.4 Operating Environment<text:tab/>3</text:a></text:p>
          <text:p text:style-name="P91"><text:a xlink:type="simple" xlink:href="#__RefHeading__388_193287170" text:style-name="Index_20_Link" text:visited-style-name="Index_20_Link">2.5 Design and Implementation Constraints<text:tab/>3</text:a></text:p>
          <text:p text:style-name="P91"><text:a xlink:type="simple" xlink:href="#__RefHeading__390_193287170" text:style-name="Index_20_Link" text:visited-style-name="Index_20_Link">2.6 Assumptions and Dependencies<text:tab/>3</text:a></text:p>
          <text:p text:style-name="P90"><text:a xlink:type="simple" xlink:href="#__RefHeading__153_193287170" text:style-name="Index_20_Link" text:visited-style-name="Index_20_Link">3 External Interface Requirements<text:tab/>3</text:a></text:p>
          <text:p text:style-name="P91"><text:a xlink:type="simple" xlink:href="#__RefHeading__392_193287170" text:style-name="Index_20_Link" text:visited-style-name="Index_20_Link">3.1 Software Interfaces<text:tab/>3</text:a></text:p>
          <text:p text:style-name="P91"><text:a xlink:type="simple" xlink:href="#__RefHeading__394_193287170" text:style-name="Index_20_Link" text:visited-style-name="Index_20_Link">3.2 Communications Interfaces<text:tab/>3</text:a></text:p>
          <text:p text:style-name="P91"><text:a xlink:type="simple" xlink:href="#__RefHeading__396_193287170" text:style-name="Index_20_Link" text:visited-style-name="Index_20_Link">3.3 Hardware Interfaces<text:tab/>4</text:a></text:p>
          <text:p text:style-name="P90"><text:a xlink:type="simple" xlink:href="#__RefHeading__155_193287170" text:style-name="Index_20_Link" text:visited-style-name="Index_20_Link">4 System Features<text:tab/>4</text:a></text:p>
          <text:p text:style-name="P90"><text:a xlink:type="simple" xlink:href="#__RefHeading__157_193287170" text:style-name="Index_20_Link" text:visited-style-name="Index_20_Link">5 Other Nonfunctional Requirements<text:tab/>4</text:a></text:p>
          <text:p text:style-name="P90"><text:a xlink:type="simple" xlink:href="#__RefHeading__159_193287170" text:style-name="Index_20_Link" text:visited-style-name="Index_20_Link">6 Other Requirements<text:tab/>4</text:a></text:p>
          <text:p text:style-name="P90"><text:a xlink:type="simple" xlink:href="#__RefHeading__161_193287170" text:style-name="Index_20_Link" text:visited-style-name="Index_20_Link">7 Appendix A: Glossary<text:tab/>4</text:a></text:p>
          <text:p text:style-name="P90"><text:a xlink:type="simple" xlink:href="#__RefHeading__163_193287170" text:style-name="Index_20_Link" text:visited-style-name="Index_20_Link">8 Appendix B: Analysis Models<text:tab/>4</text:a></text:p>
          <text:p text:style-name="P90"><text:a xlink:type="simple" xlink:href="#__RefHeading__4108_1206721304" text:style-name="Index_20_Link" text:visited-style-name="Index_20_Link">9 Appendix D: Configuration paramters<text:tab/>4</text:a></text:p>
          <text:p text:style-name="P91"><text:a xlink:type="simple" xlink:href="#__RefHeading__4150_1206721304" text:style-name="Index_20_Link" text:visited-style-name="Index_20_Link">9.1 SMS Engine Configuration Parameters<text:tab/>5</text:a></text:p>
          <text:p text:style-name="P97"><text:a xlink:type="simple" xlink:href="#__RefHeading__4152_1206721304" text:style-name="Index_20_Link" text:visited-style-name="Index_20_Link">9.1.1 NEW_SMS_LOADER_INTERVAL<text:tab/>5</text:a></text:p>
          <text:p text:style-name="P97"><text:a xlink:type="simple" xlink:href="#__RefHeading__4154_1206721304" text:style-name="Index_20_Link" text:visited-style-name="Index_20_Link">9.1.2 NEW_SMS_LOAD_WINDOW<text:tab/>5</text:a></text:p>
          <text:p text:style-name="P97"><text:a xlink:type="simple" xlink:href="#__RefHeading__4223_1206721304" text:style-name="Index_20_Link" text:visited-style-name="Index_20_Link">9.1.3 NEXT_SMS_BATCH_LOADER_INTERVAL<text:tab/>5</text:a></text:p>
          <text:p text:style-name="P97"><text:a xlink:type="simple" xlink:href="#__RefHeading__4158_1206721304" text:style-name="Index_20_Link" text:visited-style-name="Index_20_Link">9.1.4 NEXT_SMS_BATCH_LOAD_WINDOW<text:tab/>5</text:a></text:p>
          <text:p text:style-name="P97"><text:a xlink:type="simple" xlink:href="#__RefHeading__4225_1206721304" text:style-name="Index_20_Link" text:visited-style-name="Index_20_Link">9.1.5 WAIT_TIME_FOR_CORRELATION_ID<text:tab/>5</text:a></text:p>
          <text:p text:style-name="P97"><text:a xlink:type="simple" xlink:href="#__RefHeading__4227_1206721304" text:style-name="Index_20_Link" text:visited-style-name="Index_20_Link">9.1.6 SMS_GATEWAY_FAILURE_COUNT_THRESHOLD<text:tab/>6</text:a></text:p>
          <text:p text:style-name="P97"><text:a xlink:type="simple" xlink:href="#__RefHeading__4327_1206721304" text:style-name="Index_20_Link" text:visited-style-name="Index_20_Link">9.1.7 SMS_GATEWAY_STATUS_CHECKER_INTERVAL<text:tab/>6</text:a></text:p>
          <text:p text:style-name="P97"><text:a xlink:type="simple" xlink:href="#__RefHeading__4329_1206721304" text:style-name="Index_20_Link" text:visited-style-name="Index_20_Link">9.1.8 SMS_LENGTH_MAX<text:tab/>6</text:a></text:p>
          <text:p text:style-name="P97"><text:a xlink:type="simple" xlink:href="#__RefHeading__4537_1206721304" text:style-name="Index_20_Link" text:visited-style-name="Index_20_Link">9.1.9 SAME_GATEWAY_RETRY_AFTER_FIRST_FAILURE<text:tab/>6</text:a></text:p>
          <text:p text:style-name="P97"><text:a xlink:type="simple" xlink:href="#__RefHeading__4539_1206721304" text:style-name="Index_20_Link" text:visited-style-name="Index_20_Link">9.1.10 SMS_STATUS_WAIT_TIME<text:tab/>6</text:a></text:p>
          <text:p text:style-name="P97"><text:a xlink:type="simple" xlink:href="#__RefHeading__4170_1206721304" text:style-name="Index_20_Link" text:visited-style-name="Index_20_Link">9.1.11 SMS_STATUS_POLL_RETRY_LIMIT<text:tab/>7</text:a></text:p>
          <text:p text:style-name="P91"><text:a xlink:type="simple" xlink:href="#__RefHeading__4174_1206721304" text:style-name="Index_20_Link" text:visited-style-name="Index_20_Link">9.2 SMS Template Configuration Parameters<text:tab/>7</text:a></text:p>
          <text:p text:style-name="P97"><text:a xlink:type="simple" xlink:href="#__RefHeading__4176_1206721304" text:style-name="Index_20_Link" text:visited-style-name="Index_20_Link">9.2.1 RETRY_COUNT<text:tab/>7</text:a></text:p>
          <text:p text:style-name="P97"><text:a xlink:type="simple" xlink:href="#__RefHeading__4178_1206721304" text:style-name="Index_20_Link" text:visited-style-name="Index_20_Link">9.2.2 MESSAGE_EXPIRY<text:tab/>7</text:a></text:p>
          <text:p text:style-name="P91"><text:a xlink:type="simple" xlink:href="#__RefHeading__4605_1206721304" text:style-name="Index_20_Link" text:visited-style-name="Index_20_Link">9.3 SMS Gateway Configuration Parameters<text:tab/>7</text:a></text:p>
          <text:p text:style-name="P97"><text:a xlink:type="simple" xlink:href="#__RefHeading__4607_1206721304" text:style-name="Index_20_Link" text:visited-style-name="Index_20_Link">9.3.1 URL_ENDPOINT_FOR_SUBMISSION<text:tab/>7</text:a></text:p>
          <text:p text:style-name="P97"><text:a xlink:type="simple" xlink:href="#__RefHeading__4609_1206721304" text:style-name="Index_20_Link" text:visited-style-name="Index_20_Link">9.3.2 RESTRICTED_CHARACTERS<text:tab/>7</text:a></text:p>
          <text:p text:style-name="P97"><text:a xlink:type="simple" xlink:href="#__RefHeading__4611_1206721304" text:style-name="Index_20_Link" text:visited-style-name="Index_20_Link">9.3.3 INACTIVITY_PERIOD_START<text:tab/>8</text:a></text:p>
          <text:p text:style-name="P97"><text:a xlink:type="simple" xlink:href="#__RefHeading__4613_1206721304" text:style-name="Index_20_Link" text:visited-style-name="Index_20_Link">9.3.4 INACTITITY_PERIOD_END<text:tab/>8</text:a></text:p>
          <text:p text:style-name="P97"><text:a xlink:type="simple" xlink:href="#__RefHeading__4615_1206721304" text:style-name="Index_20_Link" text:visited-style-name="Index_20_Link">9.3.5 URL_ENDPOINT_FOR_POLLING<text:tab/>8</text:a></text:p>
          <text:p text:style-name="P90"><text:a xlink:type="simple" xlink:href="#__RefHeading__165_193287170" text:style-name="Index_20_Link" text:visited-style-name="Index_20_Link">10 Appendix C: To Be Determined List<text:tab/>8</text:a></text:p>
        </text:index-body>
      </text:table-of-content>
      <text:p text:style-name="P5"/>
      <text:p text:style-name="P5"/>
      <text:p text:style-name="P26">Revision History</text:p>
      <text:p text:style-name="P1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5">Name</text:p>
          </table:table-cell>
          <table:table-cell table:style-name="Table1.A1" office:value-type="string">
            <text:p text:style-name="P25">Date</text:p>
          </table:table-cell>
          <table:table-cell table:style-name="Table1.A1" office:value-type="string">
            <text:p text:style-name="P25">Reason for changes</text:p>
          </table:table-cell>
          <table:table-cell table:style-name="Table1.D1" office:value-type="string">
            <text:p text:style-name="P25">Version</text:p>
          </table:table-cell>
        </table:table-row>
        <table:table-row>
          <table:table-cell table:style-name="Table1.A2" office:value-type="string">
            <text:p text:style-name="P24">Ravi K Sinha</text:p>
          </table:table-cell>
          <table:table-cell table:style-name="Table1.A2" office:value-type="string">
            <text:p text:style-name="P24">2 Sep 2015</text:p>
          </table:table-cell>
          <table:table-cell table:style-name="Table1.A2" office:value-type="string">
            <text:p text:style-name="P24">Initial version</text:p>
          </table:table-cell>
          <table:table-cell table:style-name="Table1.D2" office:value-type="string">
            <text:p text:style-name="P24">0.1</text:p>
          </table:table-cell>
        </table:table-row>
        <table:table-row>
          <table:table-cell table:style-name="Table1.A2" office:value-type="string">
            <text:p text:style-name="P94">Ravi K Sinha</text:p>
          </table:table-cell>
          <table:table-cell table:style-name="Table1.A2" office:value-type="string">
            <text:p text:style-name="P94"><text:span text:style-name="T51">9</text:span> Sep 2015</text:p>
          </table:table-cell>
          <table:table-cell table:style-name="Table1.A2" office:value-type="string">
            <text:p text:style-name="P94">Revised. Added list of configurtion parameters. Added listing of system features</text:p>
          </table:table-cell>
          <table:table-cell table:style-name="Table1.D2" office:value-type="string">
            <text:p text:style-name="P94">0.2</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P10"/>
      <text:h text:style-name="P89" text:outline-level="1"><text:bookmark-start text:name="__RefHeading__599_193287170"/>Introduction <text:bookmark-end text:name="__RefHeading__599_193287170"/></text:h>
      <text:h text:style-name="Heading_20_2" text:outline-level="2"><text:bookmark-start text:name="__RefHeading__376_193287170"/>Purpose <text:bookmark-end text:name="__RefHeading__376_193287170"/></text:h>
      <text:p text:style-name="P13">This document provides the <text:span text:style-name="T3">requirements and scope for SMS engine to be developed for Portea Medical.</text:span></text:p>
      <text:h text:style-name="Heading_20_2" text:outline-level="2"><text:bookmark-start text:name="__RefHeading__378_193287170"/>Scope <text:bookmark-end text:name="__RefHeading__378_193287170"/></text:h>
      <text:p text:style-name="P14">Portea SMS Engine will be developed as a service which can be used <text:span text:style-name="T4">to send SMS via SMS gateways. The scope includes the following general functions</text:span></text:p>
      <text:list xml:id="list3653710152005533129" text:style-name="L1">
        <text:list-item>
          <text:p text:style-name="P30">Reading from SMS Queue. For this system, the SMS Queue is via <text:span text:style-name="T10">a </text:span>database table</text:p>
        </text:list-item>
        <text:list-item>
          <text:p text:style-name="P31">SMS sending service bypassing the queue for priority SMS.</text:p>
        </text:list-item>
        <text:list-item>
          <text:p text:style-name="P30">Processing SMS as per priority, using <text:span text:style-name="T5">an SMS </text:span>gateway from the set of available gateway definitions. </text:p>
        </text:list-item>
        <text:list-item>
          <text:p text:style-name="P30">System configuration to control SMS engine</text:p>
        </text:list-item>
        <text:list-item>
          <text:p text:style-name="P30">Management user interface to configure the system</text:p>
        </text:list-item>
        <text:list-item>
          <text:p text:style-name="P33">Notification events via email for system critical events <text:span text:style-name="T11">and general reporting</text:span></text:p>
        </text:list-item>
        <text:list-item>
          <text:p text:style-name="P34">Future scope includes model<text:span text:style-name="T12">ing</text:span> this system as a common communications platform to send information via email in addition to SMS.</text:p>
        </text:list-item>
      </text:list>
      <text:p text:style-name="P15">Following is not part of the scope.</text:p>
      <text:list xml:id="list4285188224492021027" text:style-name="L2">
        <text:list-item>
          <text:p text:style-name="P32">SMS template management</text:p>
        </text:list-item>
        <text:list-item>
          <text:p text:style-name="P32">SMS generation <text:span text:style-name="T6">(single as well as bulk)</text:span> and placement in the queue</text:p>
        </text:list-item>
        <text:list-item>
          <text:p text:style-name="P35">Definition of SMS types</text:p>
        </text:list-item>
      </text:list>
      <text:h text:style-name="Heading_20_2" text:outline-level="2"><text:bookmark-start text:name="__RefHeading__380_193287170"/>References <text:bookmark-end text:name="__RefHeading__380_193287170"/></text:h>
      <text:list xml:id="list8968160789448231253" text:style-name="L3">
        <text:list-item>
          <text:p text:style-name="P36">Discussions with Shoan Motwani</text:p>
        </text:list-item>
        <text:list-item>
          <text:p text:style-name="P36">Discussions with Dalip Singh Negi</text:p>
        </text:list-item>
        <text:list-item>
          <text:p text:style-name="P37">Discussions with Mukesh</text:p>
        </text:list-item>
      </text:list>
      <text:p text:style-name="P14"/>
      <text:p text:style-name="P5"/>
      <text:h text:style-name="P87" text:outline-level="1"><text:bookmark-start text:name="__RefHeading__151_193287170"/><text:soft-page-break/>Overall Description <text:bookmark-end text:name="__RefHeading__151_193287170"/></text:h>
      <text:h text:style-name="P92" text:outline-level="2"><text:bookmark-start text:name="__RefHeading__793_193287170"/>Product Perspective<text:bookmark-end text:name="__RefHeading__793_193287170"/></text:h>
      <text:p text:style-name="P53">Portea commuications platform is being developed to address the communication needs via media such as SMS, email, etc.</text:p>
      <text:p text:style-name="P54">In the first phase, an<text:span text:style-name="T23"> SMS engine </text:span>will be developed that <text:span text:style-name="T23">will replace </text:span>an<text:span text:style-name="T23"> existing implementation that exists within Portea CRM. The replacement is envisioned to address performance and configuration issues.</text:span></text:p>
      <text:p text:style-name="P16">Portea <text:span text:style-name="T22">Communications platform</text:span> will be a separate system; the services of which can be used by any client that needs to <text:span text:style-name="T22">communicate via supported media</text:span>. <text:span text:style-name="T24">The </text:span>SMS engine will coordinate with available SMS gateways to send SMS to the recipients. <text:span text:style-name="T24">Communicating through emails is part of future scope.</text:span></text:p>
      <text:h text:style-name="Heading_20_2" text:outline-level="2"><text:bookmark-start text:name="__RefHeading__382_193287170"/>Product Functions <text:bookmark-end text:name="__RefHeading__382_193287170"/></text:h>
      <text:p text:style-name="P17">Portea SMS engine will provide following major functions</text:p>
      <text:list xml:id="list8638715343033290547" text:style-name="L4">
        <text:list-item>
          <text:p text:style-name="P38">SMS Processing</text:p>
          <text:list>
            <text:list-item>
              <text:p text:style-name="P39">Sending SMS read from a shared queue. <text:span text:style-name="T25">The queue is house in a RDBMS database table.</text:span></text:p>
            </text:list-item>
            <text:list-item>
              <text:p text:style-name="P39">Sending SMS via a direct request over HTTP. <text:span text:style-name="T26">Request sent directly in this manner is accorded highest priority. This mode should never be used for sending bulk SMS.</text:span></text:p>
            </text:list-item>
          </text:list>
        </text:list-item>
        <text:list-item>
          <text:p text:style-name="P38">System Configuration</text:p>
          <text:list>
            <text:list-item>
              <text:p text:style-name="P39">Management of system configuration such as size <text:span text:style-name="T27">of SMS batch to </text:span>load from the queue, ip white-list, <text:span text:style-name="T9">current SMS count threshold after which notification is sent to support team, timer interval for running various timed tasks, etc.</text:span></text:p>
            </text:list-item>
            <text:list-item>
              <text:p text:style-name="P39">SMS template configuration such as number of retries, message expiry threshold</text:p>
            </text:list-item>
            <text:list-item>
              <text:p text:style-name="P39">Gateway configuration such as gateway endpoint, <text:span text:style-name="T13">set of </text:span>retricted characters, <text:span text:style-name="T8">gateway mapping (primary, secodary, tertiary, etc.) for various sms types</text:span></text:p>
            </text:list-item>
          </text:list>
        </text:list-item>
      </text:list>
      <text:p text:style-name="P40"><text:tab/><text:span text:style-name="T28">The complete list of supported configuration parameters is documented in </text:span><text:a xlink:type="simple" xlink:href="#Appendix_D_Configuration_Parameters"><text:span text:style-name="T28">Appendix D</text:span></text:a><text:span text:style-name="T28">.</text:span></text:p>
      <text:list xml:id="list172959226279832" text:continue-numbering="true" text:style-name="L4">
        <text:list-item>
          <text:p text:style-name="P38">SMS Statistics &amp; Reports</text:p>
          <text:list>
            <text:list-item>
              <text:p text:style-name="P41">Providing SMS statistics such as number of SMS sent/expired/cancelled/undelivered per unit time</text:p>
            </text:list-item>
            <text:list-item>
              <text:p text:style-name="P41">Providing canned reports such as Undelivered/<text:span text:style-name="T14">Rejected</text:span> SMS in a time duration</text:p>
            </text:list-item>
          </text:list>
        </text:list-item>
        <text:list-item>
          <text:p text:style-name="P41">System Notifications</text:p>
          <text:list>
            <text:list-item>
              <text:p text:style-name="P41"><text:soft-page-break/>Notification via emails for events such as unreachable gateway, reachable gateway, too many pending SMS, hourly report of expired SMS, etc. </text:p>
            </text:list-item>
          </text:list>
        </text:list-item>
      </text:list>
      <text:h text:style-name="Heading_20_2" text:outline-level="2"><text:bookmark-start text:name="__RefHeading__384_193287170"/>User classes and characteristics <text:bookmark-end text:name="__RefHeading__384_193287170"/></text:h>
      <text:p text:style-name="P18">Following users are defined for this system.</text:p>
      <text:list xml:id="list8174607447263362928" text:style-name="L5">
        <text:list-item>
          <text:p text:style-name="P42">Manager</text:p>
          <text:p text:style-name="P42">A manager is a user who logs into the system and manages the configuration of the system</text:p>
        </text:list-item>
        <text:list-item>
          <text:p text:style-name="P42">Marketing and sales</text:p>
          <text:p text:style-name="P42">A user class which can access SMS reports <text:span text:style-name="T15">and trends</text:span></text:p>
        </text:list-item>
        <text:list-item>
          <text:p text:style-name="P42">Software systems</text:p>
          <text:p text:style-name="P42">These are the clients of Portea SMS engine who can provide SMS to be sent via database queue or direct request via HTTP service.</text:p>
        </text:list-item>
      </text:list>
      <text:h text:style-name="Heading_20_2" text:outline-level="2"><text:bookmark-start text:name="__RefHeading__386_193287170"/>Operating Environment <text:bookmark-end text:name="__RefHeading__386_193287170"/></text:h>
      <text:p text:style-name="P19">TODO</text:p>
      <text:h text:style-name="Heading_20_2" text:outline-level="2"><text:bookmark-start text:name="__RefHeading__388_193287170"/>Design and Implementation Constraints <text:bookmark-end text:name="__RefHeading__388_193287170"/></text:h>
      <text:list xml:id="list2478391090639922029" text:style-name="L6">
        <text:list-item>
          <text:p text:style-name="P43">As the database to be used is shared between this system and Portea CRM, the design for db schema will be constrained by the current usage.</text:p>
        </text:list-item>
        <text:list-item>
          <text:p text:style-name="P44">The SMS format to be used will need to be consistent <text:span text:style-name="T16">when requested through </text:span>database queue <text:span text:style-name="T16">or through </text:span>web service.</text:p>
        </text:list-item>
      </text:list>
      <text:h text:style-name="Heading_20_2" text:outline-level="2"><text:bookmark-start text:name="__RefHeading__390_193287170"/>Assumptions and Dependencies <text:bookmark-end text:name="__RefHeading__390_193287170"/></text:h>
      <text:list xml:id="list5736057543235729470" text:style-name="L7">
        <text:list-item>
          <text:p text:style-name="P45">The actual delivery of SMS is dependent on the SMS gateway being used</text:p>
        </text:list-item>
      </text:list>
      <text:h text:style-name="Heading_20_1" text:outline-level="1"><text:bookmark-start text:name="__RefHeading__153_193287170"/>External Interface Requirements <text:bookmark-end text:name="__RefHeading__153_193287170"/></text:h>
      <text:h text:style-name="Heading_20_2" text:outline-level="2"><text:bookmark-start text:name="__RefHeading__392_193287170"/>Software Interfaces <text:bookmark-end text:name="__RefHeading__392_193287170"/></text:h>
      <text:list xml:id="list5478144069744028149" text:style-name="L8">
        <text:list-item>
          <text:p text:style-name="P46">The system will interface wih SMS gateways for actual sending/tracking of SMS. The workflow will differ depending on the actual SMS gateway being used.</text:p>
        </text:list-item>
      </text:list>
      <text:h text:style-name="Heading_20_2" text:outline-level="2"><text:bookmark-start text:name="__RefHeading__394_193287170"/>Communications Interfaces <text:bookmark-end text:name="__RefHeading__394_193287170"/></text:h>
      <text:list xml:id="list770509054841109321" text:style-name="L9">
        <text:list-item>
          <text:p text:style-name="P47">The system accepts a batch of SMS to be sent via a queue maintained via database tables. <text:span text:style-name="T17">This table will be housed in a MySQL database.</text:span></text:p>
        </text:list-item>
        <text:list-item>
          <text:p text:style-name="P47"><text:soft-page-break/>The system accepts a direct request to send an SMS sent through HTTP to the web service</text:p>
        </text:list-item>
      </text:list>
      <text:h text:style-name="Heading_20_2" text:outline-level="2"><text:bookmark-start text:name="__RefHeading__396_193287170"/>Hardware Interfaces <text:bookmark-end text:name="__RefHeading__396_193287170"/></text:h>
      <text:p text:style-name="P20">None.</text:p>
      <text:h text:style-name="Heading_20_1" text:outline-level="1"><text:bookmark-start text:name="__RefHeading__155_193287170"/>System Features <text:bookmark-end text:name="__RefHeading__155_193287170"/></text:h>
      <text:p text:style-name="P22">TODO. System features are captured in brief in <text:span text:style-name="T17">the </text:span>use case document.<text:span text:style-name="T2"> </text:span></text:p>
      <text:h text:style-name="Heading_20_1" text:outline-level="1"><text:bookmark-start text:name="__RefHeading__157_193287170"/>Other Nonfunctional Requirements <text:bookmark-end text:name="__RefHeading__157_193287170"/></text:h>
      <text:list xml:id="list6029299425573859803" text:style-name="L10">
        <text:list-item>
          <text:p text:style-name="P48">An SMS requested directly via web service should be sent to a SMS gateway for dispatch within 3 seconds.</text:p>
        </text:list-item>
        <text:list-item>
          <text:p text:style-name="P49">An SMS requested via database queue should be sent to a SMS gateway for dispatch within 10 seconds.</text:p>
        </text:list-item>
      </text:list>
      <text:h text:style-name="Heading_20_1" text:outline-level="1"><text:bookmark-start text:name="__RefHeading__159_193287170"/>Other Requirements <text:bookmark-end text:name="__RefHeading__159_193287170"/></text:h>
      <text:p text:style-name="P12">None.</text:p>
      <text:h text:style-name="Heading_20_1" text:outline-level="1"><text:bookmark-start text:name="__RefHeading__161_193287170"/>Appendix A: Glossary <text:bookmark-end text:name="__RefHeading__161_193287170"/></text:h>
      <text:p text:style-name="P21">TODO<text:span text:style-name="T2"> </text:span></text:p>
      <text:h text:style-name="Heading_20_1" text:outline-level="1"><text:bookmark-start text:name="__RefHeading__163_193287170"/>Appendix B: Analysis Models <text:bookmark-end text:name="__RefHeading__163_193287170"/></text:h>
      <text:list xml:id="list5959197867804452453" text:style-name="L11">
        <text:list-item>
          <text:p text:style-name="P50">Use Case Diagram</text:p>
        </text:list-item>
        <text:list-item>
          <text:p text:style-name="P51">SMS <text:span text:style-name="T19">P</text:span>rocessing <text:span text:style-name="T19">F</text:span>lowcha<text:span text:style-name="T18">rt</text:span></text:p>
        </text:list-item>
        <text:list-item>
          <text:p text:style-name="P50">Deployment Diagram </text:p>
        </text:list-item>
        <text:list-item>
          <text:p text:style-name="P50">Class diagram</text:p>
        </text:list-item>
        <text:list-item>
          <text:p text:style-name="P50">Entity Relationship Diagram</text:p>
        </text:list-item>
        <text:list-item>
          <text:p text:style-name="P50">Sequence Diagram</text:p>
        </text:list-item>
      </text:list>
      <text:p text:style-name="P23"/>
      <text:h text:style-name="Heading_20_1" text:outline-level="1"><text:bookmark-start text:name="__RefHeading__4108_1206721304"/><text:bookmark-start text:name="Appendix_D_Configuration_Parameters"/>Appendix D: Configuration paramters<text:bookmark-end text:name="__RefHeading__4108_1206721304"/><text:bookmark-end text:name="Appendix_D_Configuration_Parameters"/></text:h>
      <text:p text:style-name="P55"><text:span text:style-name="T20">This appendix presents the list of various configuration parameters that will be supported by the SMS engine sub-system of the Portea Communication platform</text:span></text:p>
      <text:h text:style-name="Heading_20_2" text:outline-level="2"><text:bookmark-start text:name="__RefHeading__4150_1206721304"/><text:soft-page-break/>SMS Engine Configuration Parameters<text:bookmark-end text:name="__RefHeading__4150_1206721304"/></text:h>
      <text:h text:style-name="Heading_20_3" text:outline-level="3"><text:bookmark-start text:name="__RefHeading__4152_1206721304"/>NEW_SMS_LOADER_INTERVAL<text:bookmark-end text:name="__RefHeading__4152_1206721304"/></text:h>
      <text:p text:style-name="P63">A system task runs at defined intervals which routinely reads SMS to be sent from a database queue. <text:s/>The task loads SMS as per the value defined <text:span text:style-name="T35">for NEW_SMS_LOAD_WINDOW.</text:span></text:p>
      <text:p text:style-name="P64">The default value for this configuration is 14 minutes. Also, the task is expected to run immediately once the system is booted, <text:span text:style-name="T36">after which next subsequent run is as per this configuration.</text:span></text:p>
      <text:h text:style-name="P95" text:outline-level="3"><text:bookmark-start text:name="__RefHeading__4154_1206721304"/>NEW_SMS_LOAD_WINDOW<text:bookmark-end text:name="__RefHeading__4154_1206721304"/></text:h>
      <text:p text:style-name="P57">The load window is the duration in which SMS are scheduled to be sent. The engine will pick up these scheduled SMS <text:span text:style-name="T32">from a queue located as a table in the database, </text:span>to be sent. As an example, if the load window is 15 minutes, then SMS to be sent in next 15 minutes will be picked up for sending.</text:p>
      <text:p text:style-name="P58"><text:span text:style-name="T31">The load window is a duration which can be expressed in &lt;hour&gt;:&lt;minutes&gt;:&lt;seconds&gt; format.</text:span></text:p>
      <text:p text:style-name="P63">The default value for this configuration item is 15 minutes.</text:p>
      <text:h text:style-name="Heading_20_3" text:outline-level="3"><text:bookmark-start text:name="__RefHeading__4223_1206721304"/>NEXT_SMS_BATCH_LOADER_INTERVAL<text:bookmark-end text:name="__RefHeading__4223_1206721304"/></text:h>
      <text:p text:style-name="P65">A system task runs at defined intervals which routinely picks next batch of SMS to be put in processing queues and schedule fo sending. The task picks SMS as per the value defined for NEXT_SMS_BATCH_LOAD_WINDOW.</text:p>
      <text:p text:style-name="P67">The default value for this configuration is 5 seconds. <text:span text:style-name="T38">Also, the task is expected to run immediately once the system is booted, after which next subsequent run is as per this configuration.</text:span></text:p>
      <text:h text:style-name="Heading_20_3" text:outline-level="3"><text:bookmark-start text:name="__RefHeading__4158_1206721304"/>NEXT_SMS_<text:span text:style-name="T37">B</text:span>ATCH_LOAD_WINDOW<text:bookmark-end text:name="__RefHeading__4158_1206721304"/></text:h>
      <text:p text:style-name="P59">The load window is the duration in which a set of loaded SMS are picked up for scheduling in processing queues. These processing queues will pick SMS from an appropriate queue and send them for processing As a example, if the load window is 15 seconds, then SMS to be sent in next 15 seconds will be picked up for queuing.</text:p>
      <text:p text:style-name="P59">The load window is a duration which can be expressed in &lt;hour&gt;:&lt;minutes&gt;:&lt;seconds&gt; format.</text:p>
      <text:p text:style-name="P60"><text:span text:style-name="T33">The value for this configuration must be lower than (Preferably a small fraction) of the value specified for NEW_SMS_LOAD_WINDOW.</text:span></text:p>
      <text:p text:style-name="P66">The default value for this configuration item is 15 seconds.</text:p>
      <text:h text:style-name="Heading_20_3" text:outline-level="3"><text:bookmark-start text:name="__RefHeading__4225_1206721304"/>WAIT_TIME_FOR_CORRELATION_ID<text:bookmark-end text:name="__RefHeading__4225_1206721304"/></text:h>
      <text:p text:style-name="P61">An SMS is sent to an SMS Gateway for sending to the intended recipient. A gateway acknowleges the receipt of the SMS and responds with a correlation id which may <text:s/>be later used for querying <text:soft-page-break/>SMS status at the Gateway's end.</text:p>
      <text:p text:style-name="P62"><text:span text:style-name="T34">The wait time is typically expressed in milliseconds to few seconds within which the correlation id is expected to be received. If the SMS gateway fails to send the correlation id within this time, it is deemed as failure and depending upon system configuratin, SMS may be retried with same or different gateway.</text:span></text:p>
      <text:p text:style-name="P68">The default value for this configuration item is 2 seconds.</text:p>
      <text:h text:style-name="Heading_20_3" text:outline-level="3"><text:bookmark-start text:name="__RefHeading__4227_1206721304"/>SMS_GATEWAY_FAILURE_COUNT_THRESHOLD<text:bookmark-end text:name="__RefHeading__4227_1206721304"/></text:h>
      <text:p text:style-name="P69">An SMS gateway needs to be available to be considered for sending SMS. If a currentlyavailable gateway fails to respond consecutively for defined number of times as defined by this configuration item, then the gateway will be marked as unavailable. <text:span text:style-name="T39">Once a gateway is marked unavailable, it is not considered by processors for sending SMS. A system task runs routinely to ping currently unavailable gateways and if a gateway responds successfully, then it is marked as available.</text:span></text:p>
      <text:p text:style-name="P70"><text:span text:style-name="T40">The default value for this configuration item is 3.</text:span></text:p>
      <text:h text:style-name="Heading_20_3" text:outline-level="3"><text:bookmark-start text:name="__RefHeading__4327_1206721304"/><text:span text:style-name="T40">SMS_GATEWAY_STATUS_CHECKER_INTERVAL</text:span><text:bookmark-end text:name="__RefHeading__4327_1206721304"/></text:h>
      <text:p text:style-name="P71">A system task runs at defined intervals which routinely attempts to ping currently unavailable gateways. <text:span text:style-name="T41">If the gateway responds upon pinging then the gateway is marked as available. Subsequent lookups for SMS gateways will consider this gateway for sending SMS.</text:span></text:p>
      <text:p text:style-name="P72"><text:span text:style-name="T41">The default value for this configuration item is 5 minutes.</text:span></text:p>
      <text:h text:style-name="Heading_20_3" text:outline-level="3"><text:bookmark-start text:name="__RefHeading__4329_1206721304"/>SMS_LENGTH_MAX<text:bookmark-end text:name="__RefHeading__4329_1206721304"/></text:h>
      <text:p text:style-name="P73">Every SMS will be subject to a maximum length limitation specified by this configuration item. <text:span text:style-name="T43">If the length of the SMS is greater than the limit, the SMS is chopped into minimum number of units conforming to the limits imposed by this configuration item.</text:span></text:p>
      <text:p text:style-name="P74"><text:span text:style-name="T42">The default value for this configuration item is 800.</text:span></text:p>
      <text:h text:style-name="Heading_20_3" text:outline-level="3"><text:bookmark-start text:name="__RefHeading__4537_1206721304"/>SAME_GATEWAY_RETRY_AFTER_FIRST_FAILURE<text:bookmark-end text:name="__RefHeading__4537_1206721304"/></text:h>
      <text:p text:style-name="P75">If an attempt to send an SMS fails with a SMS gateway for the first time since it was available, then this configuration item controls the SMS engine bevaiour whether the same gateway will be considered again for sending the SMS if it qualifies for retrial for sending. <text:span text:style-name="T45">The value for this configuration item should be set to true if it is known that SMS gateways are experiencing intermittent failures before becoming available again.</text:span></text:p>
      <text:p text:style-name="P76"><text:span text:style-name="T44">The default value for this configuration item is false.</text:span></text:p>
      <text:h text:style-name="Heading_20_3" text:outline-level="3"><text:bookmark-start text:name="__RefHeading__4539_1206721304"/>SMS_STATUS_WAIT_TIME<text:bookmark-end text:name="__RefHeading__4539_1206721304"/></text:h>
      <text:p text:style-name="P77">Once an SMS is accepted by a SMS gateway for sending and is acknowleged by a correlation id, <text:soft-page-break/>the status for the SMS needs to be checked routinely to determine whether the SMS was successfully delivered. This configuration item defines the maximum waiting duration before which the status response must come from the gateway. If the response fails to arrive within this period then the system will possibly retry polling the gateway for status</text:p>
      <text:p text:style-name="P78">The default value for this configuration item is 2 seconds.</text:p>
      <text:h text:style-name="P96" text:outline-level="3"><text:bookmark-start text:name="__RefHeading__4170_1206721304"/><text:span text:style-name="T30">SMS_</text:span>STATUS_POLL_RETRY_LIMIT<text:bookmark-end text:name="__RefHeading__4170_1206721304"/></text:h>
      <text:p text:style-name="P78">In the event when <text:span text:style-name="T46">a query for SMS status fails with an SMS gateway, then the system needs to retry querying for the SMS status. This configuration item puts an upper limit to the number of times system will retry to query SMS status.</text:span></text:p>
      <text:p text:style-name="P79">The default value for this configuration item is 3.</text:p>
      <text:h text:style-name="P93" text:outline-level="2"><text:bookmark-start text:name="__RefHeading__4174_1206721304"/>SMS Template Configuration Parameters<text:bookmark-end text:name="__RefHeading__4174_1206721304"/></text:h>
      <text:h text:style-name="Heading_20_3" text:outline-level="3"><text:bookmark-start text:name="__RefHeading__4176_1206721304"/>RETRY_COUNT<text:bookmark-end text:name="__RefHeading__4176_1206721304"/></text:h>
      <text:p text:style-name="P80">Every SMS that is sent conforms to a template defined in the system. This configuration item defines the number of times system should retry sending the SMS conforming to <text:span text:style-name="T47">a</text:span> specific template.</text:p>
      <text:p text:style-name="P80">The actual number of times the system retries sending the SMS will also depend on available gateways.</text:p>
      <text:p text:style-name="P81"><text:span text:style-name="T48">This configuration item is defined per SMS template. </text:span>The default value for this configuration item is <text:span text:style-name="T49">0</text:span>.</text:p>
      <text:h text:style-name="Heading_20_3" text:outline-level="3"><text:bookmark-start text:name="__RefHeading__4178_1206721304"/>MESSAGE_EXPIRY<text:bookmark-end text:name="__RefHeading__4178_1206721304"/></text:h>
      <text:p text:style-name="P82">This configuration item defines the duration starting from the scheduled date and time for sending an SMS, after which the SMS related to an SMS template would expire and should not be sent.</text:p>
      <text:p text:style-name="P83"><text:span text:style-name="T50">This configuration item is defined per SMS template. The default value for this configuration is 15 seconds.</text:span></text:p>
      <text:h text:style-name="Heading_20_2" text:outline-level="2"><text:bookmark-start text:name="__RefHeading__4605_1206721304"/>SMS Gateway Configuration Parameters<text:bookmark-end text:name="__RefHeading__4605_1206721304"/></text:h>
      <text:h text:style-name="Heading_20_3" text:outline-level="3"><text:bookmark-start text:name="__RefHeading__4607_1206721304"/>URL_ENDPOINT_FOR_SUBMISSION<text:bookmark-end text:name="__RefHeading__4607_1206721304"/></text:h>
      <text:p text:style-name="P84">TODO</text:p>
      <text:h text:style-name="Heading_20_3" text:outline-level="3"><text:bookmark-start text:name="__RefHeading__4609_1206721304"/>RESTRICTED_CHARACTERS<text:bookmark-end text:name="__RefHeading__4609_1206721304"/></text:h>
      <text:p text:style-name="P85">TODO</text:p>
      <text:h text:style-name="Heading_20_3" text:outline-level="3"><text:bookmark-start text:name="__RefHeading__4611_1206721304"/><text:soft-page-break/>INACTIVITY_PERIOD_START<text:bookmark-end text:name="__RefHeading__4611_1206721304"/></text:h>
      <text:p text:style-name="P85">TODO</text:p>
      <text:h text:style-name="Heading_20_3" text:outline-level="3"><text:bookmark-start text:name="__RefHeading__4613_1206721304"/>INACTITITY_PERIOD_END<text:bookmark-end text:name="__RefHeading__4613_1206721304"/></text:h>
      <text:p text:style-name="P85">TODO</text:p>
      <text:h text:style-name="Heading_20_3" text:outline-level="3"><text:bookmark-start text:name="__RefHeading__4615_1206721304"/>URL_ENDPOINT_FOR_POLLING<text:bookmark-end text:name="__RefHeading__4615_1206721304"/></text:h>
      <text:p text:style-name="P86">TODO</text:p>
      <text:p text:style-name="P56"/>
      <text:h text:style-name="P88" text:outline-level="1"><text:bookmark-start text:name="__RefHeading__165_193287170"/>Appendix C: To Be Determined List <text:bookmark-end text:name="__RefHeading__165_193287170"/></text:h>
      <text:list xml:id="list2584684347165096996" text:style-name="L13">
        <text:list-item>
          <text:p text:style-name="P52">Implementation constraints specific to the gateway being used</text:p>
        </text:list-item>
        <text:list-item>
          <text:p text:style-name="P52">Impact analysis of db changes to Portea CRM.</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officeooo:rsid="00181e89" officeooo:paragraph-rsid="00181e89" style:font-size-asian="10pt" style:font-size-complex="10pt"/>
    </style:style>
    <style:style style:name="MP2" style:family="paragraph" style:parent-style-name="Header">
      <style:text-properties fo:font-size="10pt" officeooo:rsid="001e94be" officeooo:paragraph-rsid="001e94be" style:font-size-asian="10pt" style:font-size-complex="10pt"/>
    </style:style>
    <style:style style:name="MP3" style:family="paragraph" style:parent-style-name="Footer">
      <style:text-properties fo:font-size="10pt" officeooo:rsid="001f5ab2" officeooo:paragraph-rsid="001f5ab2" style:font-size-asian="10pt" style:font-size-complex="10pt"/>
    </style:style>
    <style:style style:name="MT1" style:family="text">
      <style:text-properties officeooo:rsid="0025bbed"/>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06pt solid #000000" fo:border-bottom="none" fo:border-left="none" fo:border-right="none" fo:padding="0.04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none" fo:border-bottom="0.06pt solid #000000" fo:border-left="none" fo:border-right="none" fo:padding="0.049cm" style:shadow="none"/>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5">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Copyright (c) 2015, Portea Medical</text:p>
      </style:footer>
    </style:master-page>
    <style:master-page style:name="HTML" style:page-layout-name="Mpm2"/>
    <style:master-page style:name="First_20_Page" style:display-name="First Page" style:page-layout-name="Mpm3" style:next-style-name="Standard"/>
    <style:master-page style:name="Main-Content" style:page-layout-name="Mpm4">
      <style:header>
        <text:p text:style-name="MP2">Software Requirements Specification for P<text:span text:style-name="MT1">o</text:span>rtea SMS Engine <text:tab/><text:page-number text:select-page="current">8</text:page-number></text:p>
      </style:header>
      <style:footer>
        <text:p text:style-name="MP3">Copyright (c) 2015, Portea Medical</text:p>
      </style:footer>
    </style:master-page>
    <style:master-page style:name="Early-Section" style:page-layout-name="Mpm5">
      <style:footer>
        <text:p text:style-name="Footer"/>
      </style:footer>
    </style:master-page>
    <style:master-page style:name="Left_20_Page" style:display-name="Left Page" style:page-layout-name="Mpm6" style:next-style-name="Right_20_Page"/>
    <style:master-page style:name="Right_20_Page" style:display-name="Right Page" style:page-layout-name="Mpm7"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1T17:50:24.376718533</meta:creation-date>
    <dc:date>2015-09-09T17:29:58.415500374</dc:date>
    <meta:editing-duration>P3DT6H4M28S</meta:editing-duration>
    <meta:editing-cycles>180</meta:editing-cycles>
    <meta:generator>LibreOffice/4.2.8.2$Linux_X86_64 LibreOffice_project/420m0$Build-2</meta:generator>
    <meta:document-statistic meta:table-count="1" meta:image-count="0" meta:object-count="0" meta:page-count="12" meta:paragraph-count="208" meta:word-count="2109" meta:character-count="13170" meta:non-whitespace-character-count="11321"/>
  </office:meta>
</office:document-meta>
</file>